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1.423cm" fo:min-width="3.512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0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4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3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3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9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411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Text_20_A4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Text_20_A4">
      <style:graphic-properties draw:stroke="solid" svg:stroke-color="#3465a4" draw:textarea-horizontal-align="justify" draw:textarea-vertical-align="middle" draw:auto-grow-height="false" fo:min-height="0.953cm" fo:min-width="0.953cm" loext:decorative="false"/>
    </style:style>
    <style:style style:name="gr11" style:family="graphic" style:parent-style-name="Text_20_A4">
      <style:graphic-properties draw:stroke="solid" svg:stroke-color="#2a6099" draw:textarea-horizontal-align="center" draw:textarea-vertical-align="middle" loext:decorative="false"/>
    </style:style>
    <style:style style:name="gr12" style:family="graphic" style:parent-style-name="Text_20_A4">
      <style:graphic-properties draw:stroke="solid" svg:stroke-color="#5983b0" draw:textarea-horizontal-align="center" draw:textarea-vertical-align="middle" loext:decorative="false"/>
    </style:style>
    <style:style style:name="gr13" style:family="graphic" style:parent-style-name="Text_20_A4">
      <style:graphic-properties draw:stroke="solid" svg:stroke-color="#3465a4" draw:textarea-horizontal-align="justify" draw:textarea-vertical-align="middle" draw:auto-grow-height="false" fo:min-height="1.27cm" fo:min-width="1.429cm" loext:decorative="false"/>
    </style:style>
    <style:style style:name="gr14" style:family="graphic" style:parent-style-name="Text_20_A4">
      <style:graphic-properties draw:stroke="solid" svg:stroke-color="#3465a4" draw:textarea-horizontal-align="center" draw:textarea-vertical-align="middle" loext:decorative="false"/>
    </style:style>
    <style:style style:name="gr15" style:family="graphic" style:parent-style-name="Text_20_A4">
      <style:graphic-properties draw:stroke="solid" svg:stroke-color="#2a6099" draw:textarea-horizontal-align="justify" draw:textarea-vertical-align="middle" draw:auto-grow-height="false" fo:min-height="1.112cm" fo:min-width="1.112cm" loext:decorative="false"/>
    </style:style>
    <style:style style:name="gr16" style:family="graphic" style:parent-style-name="Text_20_A4">
      <style:graphic-properties draw:textarea-horizontal-align="justify" draw:textarea-vertical-align="middle" draw:auto-grow-height="false" fo:min-height="0.444cm" fo:min-width="1.347cm" loext:decorative="false"/>
      <style:paragraph-properties style:writing-mode="lr-tb"/>
    </style:style>
    <style:style style:name="gr17" style:family="graphic" style:parent-style-name="Text_20_A4">
      <style:graphic-properties draw:textarea-horizontal-align="justify" draw:textarea-vertical-align="middle" draw:auto-grow-height="false" fo:min-height="0.449cm" fo:min-width="1.347cm" loext:decorative="false"/>
      <style:paragraph-properties style:writing-mode="lr-tb"/>
    </style:style>
    <style:style style:name="gr18" style:family="graphic" style:parent-style-name="Text_20_A4">
      <style:graphic-properties draw:textarea-horizontal-align="justify" draw:textarea-vertical-align="middle" draw:auto-grow-height="false" fo:min-height="0.449cm" fo:min-width="1.347cm" loext:decorative="false"/>
    </style:style>
    <style:style style:name="gr19" style:family="graphic" style:parent-style-name="Text_20_A4">
      <style:graphic-properties draw:textarea-horizontal-align="center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Times New Roman" fo:font-size="12pt" style:font-size-asian="12pt" style:font-size-complex="12pt"/>
    </style:style>
    <style:style style:name="P6" style:family="paragraph">
      <loext:graphic-properties draw:fill="none" draw:fill-color="#ffffff"/>
      <style:text-properties style:font-name="Times New Roman1" fo:font-size="14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style:paragraph-properties fo:text-align="center"/>
      <style:text-properties fo:font-size="9pt" style:font-size-asian="9pt" style:font-size-complex="9pt"/>
    </style:style>
    <style:style style:name="P10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1" fo:font-size="14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12cm" svg:height="1.673cm" draw:transform="rotate (-0.000698131700797933) translate (8.302cm 12.0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4.012cm" svg:height="1.673cm" draw:transform="rotate (-0.000698131700797933) translate (19.848cm 12.0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4" draw:id="id14" draw:layer="layout" svg:width="4.012cm" svg:height="1.673cm" draw:transform="rotate (-0.000698131700797933) translate (10.958cm 4.7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012cm" svg:height="1.673cm" draw:transform="rotate (-0.000698131700797933) translate (4.29cm 4.7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012cm" svg:height="1.673cm" draw:transform="rotate (-0.000698131700797933) translate (16.99cm 4.7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858cm" svg:height="0.952cm" svg:x="20.367cm" svg:y="12.43cm">
          <draw:text-box>
            <text:p text:style-name="P2"><text:span text:style-name="T1">Книги</text:span></text:p>
          </draw:text-box>
        </draw:frame>
        <draw:frame draw:style-name="gr3" draw:text-style-name="P3" xml:id="id7" draw:id="id7" draw:layer="layout" svg:width="4.012cm" svg:height="1.594cm" svg:x="16.99cm" svg:y="4.803cm">
          <draw:text-box>
            <text:p text:style-name="P2"><text:span text:style-name="T1">Сотрудники</text:span></text:p>
          </draw:text-box>
        </draw:frame>
        <draw:frame draw:style-name="gr4" draw:text-style-name="P3" xml:id="id5" draw:id="id5" draw:layer="layout" svg:width="4.128cm" svg:height="1.587cm" svg:x="10.842cm" svg:y="4.81cm">
          <draw:text-box>
            <text:p text:style-name="P2"><text:span text:style-name="T1">Библиотеки</text:span></text:p>
          </draw:text-box>
        </draw:frame>
        <draw:frame draw:style-name="gr4" draw:text-style-name="P3" xml:id="id2" draw:id="id2" draw:layer="layout" svg:width="4.127cm" svg:height="1.587cm" svg:x="4.175cm" svg:y="4.81cm">
          <draw:text-box>
            <text:p text:style-name="P2"><text:span text:style-name="T1">Читатели</text:span></text:p>
          </draw:text-box>
        </draw:frame>
        <draw:frame draw:style-name="gr5" draw:text-style-name="P3" xml:id="id3" draw:id="id3" draw:layer="layout" svg:width="4.128cm" svg:height="1.588cm" svg:x="8.302cm" svg:y="12.112cm">
          <draw:text-box>
            <text:p text:style-name="P2"><text:span text:style-name="T1">Выдача книг</text:span></text:p>
          </draw:text-box>
        </draw:frame>
        <draw:frame draw:style-name="gr6" draw:text-style-name="P5" draw:layer="layout" svg:width="1.845cm" svg:height="1.04cm" svg:x="16.761cm" svg:y="12.24cm">
          <draw:text-box>
            <text:p text:style-name="P4"><text:span text:style-name="T2">Выдает</text:span></text:p>
          </draw:text-box>
        </draw:frame>
        <draw:frame draw:style-name="gr6" draw:text-style-name="P5" draw:layer="layout" svg:width="1.845cm" svg:height="1.04cm" svg:x="20.915cm" svg:y="8.532cm">
          <draw:text-box>
            <text:p text:style-name="P4"><text:span text:style-name="T2">Хранит </text:span></text:p>
          </draw:text-box>
        </draw:frame>
        <draw:frame draw:style-name="gr7" draw:text-style-name="P5" draw:layer="layout" svg:width="3.493cm" svg:height="1.661cm" svg:x="8.62cm" svg:y="8.105cm">
          <draw:text-box>
            <text:p text:style-name="P4"><text:span text:style-name="T2">Осуществляет</text:span></text:p>
          </draw:text-box>
        </draw:frame>
        <draw:frame draw:style-name="gr6" draw:text-style-name="P5" draw:layer="layout" svg:width="1.845cm" svg:height="1.04cm" svg:x="5.349cm" svg:y="8.792cm">
          <draw:text-box>
            <text:p text:style-name="P4"><text:span text:style-name="T2">Берет</text:span></text:p>
          </draw:text-box>
        </draw:frame>
        <draw:frame draw:style-name="gr8" draw:text-style-name="P6" draw:layer="layout" svg:width="0.75cm" svg:height="0.797cm" svg:x="6.397cm" svg:y="6.715cm">
          <draw:text-box>
            <text:p><text:span text:style-name="T3">1</text:span></text:p>
          </draw:text-box>
        </draw:frame>
        <draw:frame draw:style-name="gr9" draw:text-style-name="P7" draw:layer="layout" svg:width="0.308cm" svg:height="0.471cm" svg:x="7.35cm" svg:y="12.43cm">
          <draw:text-box>
            <text:p>N</text:p>
          </draw:text-box>
        </draw:frame>
        <draw:frame draw:style-name="gr9" draw:text-style-name="P7" draw:layer="layout" svg:width="0.308cm" svg:height="0.471cm" svg:x="10.842cm" svg:y="11.477cm">
          <draw:text-box>
            <text:p>N</text:p>
          </draw:text-box>
        </draw:frame>
        <draw:frame draw:style-name="gr9" draw:text-style-name="P7" draw:layer="layout" svg:width="0.214cm" svg:height="0.471cm" svg:x="13.065cm" svg:y="6.715cm">
          <draw:text-box>
            <text:p>1</text:p>
          </draw:text-box>
        </draw:frame>
        <draw:frame draw:style-name="gr9" draw:text-style-name="P7" draw:layer="layout" svg:width="0.308cm" svg:height="0.471cm" svg:x="22.272cm" svg:y="11.477cm">
          <draw:text-box>
            <text:p>N</text:p>
          </draw:text-box>
        </draw:frame>
        <draw:frame draw:style-name="gr9" draw:text-style-name="P7" draw:layer="layout" svg:width="0.308cm" svg:height="0.471cm" svg:x="12.43cm" svg:y="12.112cm">
          <draw:text-box>
            <text:p>N</text:p>
          </draw:text-box>
        </draw:frame>
        <draw:frame draw:style-name="gr9" draw:text-style-name="P7" draw:layer="layout" svg:width="0.214cm" svg:height="0.471cm" svg:x="18.462cm" svg:y="6.715cm">
          <draw:text-box>
            <text:p>1</text:p>
          </draw:text-box>
        </draw:frame>
        <draw:custom-shape draw:style-name="gr10" draw:text-style-name="P4" xml:id="id1" draw:id="id1" draw:layer="layout" svg:width="1.905cm" svg:height="1.905cm" svg:x="5.289cm" svg:y="8.4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svg:x1="6.242cm" svg:y1="8.428cm" svg:x2="6.238cm" svg:y2="6.397cm" draw:start-shape="id1" draw:start-glue-point="4" draw:end-shape="id2" draw:end-glue-point="2" svg:d="M6242 8428v-1016h-4v-1015" svg:viewBox="0 0 5 2032">
          <text:p/>
        </draw:connector>
        <draw:connector draw:style-name="gr12" draw:text-style-name="P4" draw:layer="layout" svg:x1="6.242cm" svg:y1="10.333cm" svg:x2="8.302cm" svg:y2="12.906cm" draw:start-shape="id1" draw:start-glue-point="6" draw:end-shape="id3" draw:end-glue-point="3" svg:d="M6242 10333v2573h2060" svg:viewBox="0 0 2061 2574">
          <text:p/>
        </draw:connector>
        <draw:custom-shape draw:style-name="gr13" draw:text-style-name="P4" xml:id="id4" draw:id="id4" draw:layer="layout" svg:width="2.857cm" svg:height="2.54cm" svg:x="8.883cm" svg:y="7.6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4" draw:layer="layout" svg:x1="10.366cm" svg:y1="12.112cm" svg:x2="10.311cm" svg:y2="10.207cm" draw:start-shape="id3" draw:start-glue-point="0" draw:end-shape="id4" draw:end-glue-point="6" svg:d="M10366 12112v-951h-55v-954" svg:viewBox="0 0 56 1906">
          <text:p/>
        </draw:connector>
        <draw:connector draw:style-name="gr14" draw:text-style-name="P4" draw:layer="layout" svg:x1="11.74cm" svg:y1="8.937cm" svg:x2="12.906cm" svg:y2="6.397cm" draw:start-shape="id4" draw:start-glue-point="7" draw:end-shape="id5" draw:end-glue-point="2" svg:d="M11740 8937h1166v-2540" svg:viewBox="0 0 1167 2541">
          <text:p/>
        </draw:connector>
        <draw:custom-shape draw:style-name="gr13" draw:text-style-name="P4" xml:id="id6" draw:id="id6" draw:layer="layout" svg:width="2.857cm" svg:height="2.54cm" svg:x="16.24cm" svg:y="11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4" draw:layer="layout" svg:x1="12.43cm" svg:y1="12.906cm" svg:x2="16.24cm" svg:y2="12.747cm" draw:start-shape="id3" draw:start-glue-point="1" draw:end-shape="id6" draw:end-glue-point="5" svg:d="M12430 12906h1904v-159h1906" svg:viewBox="0 0 3811 160">
          <text:p/>
        </draw:connector>
        <draw:connector draw:style-name="gr14" draw:text-style-name="P4" draw:layer="layout" svg:x1="17.668cm" svg:y1="11.477cm" svg:x2="18.996cm" svg:y2="6.397cm" draw:start-shape="id6" draw:start-glue-point="4" draw:end-shape="id7" draw:end-glue-point="2" svg:d="M17668 11477v-2540h1328v-2540" svg:viewBox="0 0 1329 5081">
          <text:p/>
        </draw:connector>
        <draw:custom-shape draw:style-name="gr15" draw:text-style-name="P4" xml:id="id9" draw:id="id9" draw:layer="layout" svg:width="2.222cm" svg:height="2.223cm" svg:x="20.685cm" svg:y="7.9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4" draw:layer="layout" svg:x1="21.854cm" svg:y1="12.025cm" svg:x2="21.796cm" svg:y2="10.207cm" draw:start-shape="id8" draw:start-glue-point="0" draw:end-shape="id9" draw:end-glue-point="6" svg:d="M21854 12025v-909h-58v-909" svg:viewBox="0 0 59 1819">
          <text:p/>
        </draw:connector>
        <draw:connector draw:style-name="gr11" draw:text-style-name="P4" draw:layer="layout" svg:x1="21.796cm" svg:y1="7.984cm" svg:x2="12.906cm" svg:y2="6.397cm" draw:start-shape="id9" draw:start-glue-point="4" draw:end-shape="id5" draw:end-glue-point="2" svg:d="M21796 7984v-794h-8890v-793" svg:viewBox="0 0 8891 1588">
          <text:p/>
        </draw:connector>
        <draw:custom-shape draw:style-name="gr16" draw:text-style-name="P8" xml:id="id24" draw:id="id24" draw:layer="layout" svg:width="1.905cm" svg:height="0.626cm" svg:x="6.715cm" svg:y="14.661cm">
          <text:p text:style-name="P4"><text:span text:style-name="T4">Дата </text:span><text:span text:style-name="T4">возврат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xml:id="id25" draw:id="id25" draw:layer="layout" svg:width="1.905cm" svg:height="0.635cm" svg:x="8.937cm" svg:y="14.652cm">
          <text:p text:style-name="P4"><text:span text:style-name="T5">Дата </text:span><text:span text:style-name="T5">выдач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1.905cm" svg:height="0.635cm" svg:x="11.16cm" svg:y="14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xml:id="id26" draw:id="id26" draw:layer="layout" svg:width="1.147cm" svg:height="0.471cm" svg:x="11.574cm" svg:y="14.724cm">
          <draw:text-box>
            <text:p>статус</text:p>
          </draw:text-box>
        </draw:frame>
        <draw:custom-shape draw:style-name="gr17" draw:text-style-name="P9" xml:id="id22" draw:id="id22" draw:layer="layout" svg:width="1.905cm" svg:height="0.635cm" svg:x="18.889cm" svg:y="14.749cm">
          <text:p text:style-name="P4"><text:span text:style-name="T5">стату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23" draw:id="id23" draw:layer="layout" svg:width="1.905cm" svg:height="0.635cm" svg:x="21.414cm" svg:y="14.701cm">
          <text:p text:style-name="P10"><text:span text:style-name="T6">Дата публикаци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xml:id="id21" draw:id="id21" draw:layer="layout" svg:width="1.905cm" svg:height="0.635cm" svg:x="24.229cm" svg:y="14.677cm">
          <text:p text:style-name="P4"><text:span text:style-name="T5">IS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xml:id="id20" draw:id="id20" draw:layer="layout" svg:width="1.905cm" svg:height="0.635cm" svg:x="24.909cm" svg:y="13.172cm">
          <text:p text:style-name="P4"><text:span text:style-name="T5">Авто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1.905cm" svg:height="0.635cm" svg:x="25.055cm" svg:y="12.104cm">
          <text:p text:style-name="P4"><text:span text:style-name="T5">Названи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1.905cm" svg:height="0.635cm" svg:x="17.142cm" svg:y="2.952cm">
          <text:p text:style-name="P4"><text:span text:style-name="T5">ФИО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xml:id="id19" draw:id="id19" draw:layer="layout" svg:width="1.905cm" svg:height="0.635cm" svg:x="25.055cm" svg:y="12.104cm">
          <text:p text:style-name="P4"><text:span text:style-name="T5">Названи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xml:id="id18" draw:id="id18" draw:layer="layout" svg:width="1.905cm" svg:height="0.635cm" svg:x="19.836cm" svg:y="2.929cm">
          <text:p text:style-name="P4"><text:span text:style-name="T5">Позици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xml:id="id13" draw:id="id13" draw:layer="layout" svg:width="1.905cm" svg:height="0.635cm" svg:x="10.005cm" svg:y="3.268cm">
          <text:p text:style-name="P4"><text:span text:style-name="T5">Названи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xml:id="id15" draw:id="id15" draw:layer="layout" svg:width="1.905cm" svg:height="0.635cm" svg:x="12.433cm" svg:y="3.243cm">
          <text:p text:style-name="P4"><text:span text:style-name="T5">Адре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xml:id="id17" draw:id="id17" draw:layer="layout" svg:width="1.905cm" svg:height="0.635cm" svg:x="17.142cm" svg:y="2.952cm">
          <text:p text:style-name="P4"><text:span text:style-name="T5">ФИО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xml:id="id16" draw:id="id16" draw:layer="layout" svg:width="1.905cm" svg:height="0.635cm" svg:x="14.642cm" svg:y="3.219cm">
          <text:p text:style-name="P4"><text:span text:style-name="T5">Телефо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xml:id="id10" draw:id="id10" draw:layer="layout" svg:width="1.905cm" svg:height="0.635cm" svg:x="1.461cm" svg:y="4.749cm">
          <text:p text:style-name="P4"><text:span text:style-name="T5">ФИО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xml:id="id11" draw:id="id11" draw:layer="layout" svg:width="1.905cm" svg:height="0.635cm" svg:x="2.699cm" svg:y="3.243cm">
          <text:p text:style-name="P4"><text:span text:style-name="T5">Контакт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12" draw:id="id12" draw:layer="layout" svg:width="1.905cm" svg:height="0.635cm" svg:x="5.272cm" svg:y="3.049cm">
          <text:p text:style-name="P10"><text:span text:style-name="T6">Дата регистраци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svg:x1="3.366cm" svg:y1="5.067cm" svg:x2="4.175cm" svg:y2="5.603cm" draw:start-shape="id10" draw:start-glue-point="10" draw:end-shape="id2" draw:end-glue-point="3" svg:d="M3366 5067h405v536h404" svg:viewBox="0 0 810 537">
          <text:p/>
        </draw:connector>
        <draw:connector draw:style-name="gr19" draw:text-style-name="P4" draw:layer="layout" svg:x1="4.325cm" svg:y1="3.785cm" svg:x2="6.238cm" svg:y2="4.81cm" draw:start-shape="id11" draw:start-glue-point="9" draw:end-shape="id2" draw:end-glue-point="0" svg:d="M4325 3785v560h1913v465" svg:viewBox="0 0 1914 1026">
          <text:p/>
        </draw:connector>
        <draw:connector draw:style-name="gr19" draw:text-style-name="P4" draw:layer="layout" svg:x1="6.225cm" svg:y1="3.684cm" svg:x2="6.238cm" svg:y2="4.81cm" draw:start-shape="id12" draw:start-glue-point="8" draw:end-shape="id2" draw:end-glue-point="0" svg:d="M6225 3684v564h13v562" svg:viewBox="0 0 14 1127">
          <text:p/>
        </draw:connector>
        <draw:connector draw:style-name="gr19" draw:text-style-name="P4" draw:layer="layout" svg:x1="10.958cm" svg:y1="3.903cm" svg:x2="12.964cm" svg:y2="4.722cm" draw:start-shape="id13" draw:start-glue-point="8" draw:end-shape="id14" draw:end-glue-point="0" svg:d="M10958 3903v409h2006v410" svg:viewBox="0 0 2007 820">
          <text:p/>
        </draw:connector>
        <draw:connector draw:style-name="gr19" draw:text-style-name="P4" draw:layer="layout" svg:x1="13.386cm" svg:y1="3.878cm" svg:x2="12.906cm" svg:y2="4.81cm" draw:start-shape="id15" draw:start-glue-point="8" draw:end-shape="id5" draw:end-glue-point="0" svg:d="M13386 3878v467h-480v465" svg:viewBox="0 0 481 933">
          <text:p/>
        </draw:connector>
        <draw:connector draw:style-name="gr19" draw:text-style-name="P4" draw:layer="layout" svg:x1="14.969cm" svg:y1="5.56cm" svg:x2="15.595cm" svg:y2="3.854cm" draw:start-shape="id14" draw:end-shape="id16" draw:end-glue-point="8" svg:d="M14969 5560h626v-1706" svg:viewBox="0 0 627 1707">
          <text:p/>
        </draw:connector>
        <draw:connector draw:style-name="gr19" draw:text-style-name="P4" draw:layer="layout" svg:x1="18.095cm" svg:y1="3.587cm" svg:x2="18.996cm" svg:y2="4.803cm" draw:start-shape="id17" draw:start-glue-point="8" draw:end-shape="id7" draw:end-glue-point="0" svg:d="M18095 3587v609h901v607" svg:viewBox="0 0 902 1217">
          <text:p/>
        </draw:connector>
        <draw:connector draw:style-name="gr19" draw:text-style-name="P4" draw:layer="layout" svg:x1="20.789cm" svg:y1="3.564cm" svg:x2="18.996cm" svg:y2="4.803cm" draw:start-shape="id18" draw:start-glue-point="8" draw:end-shape="id7" draw:end-glue-point="0" svg:d="M20789 3564v620h-1793v619" svg:viewBox="0 0 1794 1240">
          <text:p/>
        </draw:connector>
        <draw:connector draw:style-name="gr19" draw:text-style-name="P4" draw:layer="layout" svg:x1="23.859cm" svg:y1="12.863cm" svg:x2="25.055cm" svg:y2="12.422cm" draw:start-shape="id8" draw:start-glue-point="1" draw:end-shape="id19" draw:end-glue-point="6" svg:d="M23859 12863h598v-441h598" svg:viewBox="0 0 1197 442">
          <text:p/>
        </draw:connector>
        <draw:connector draw:style-name="gr19" draw:text-style-name="P4" draw:layer="layout" svg:x1="23.859cm" svg:y1="12.863cm" svg:x2="24.909cm" svg:y2="13.49cm" draw:start-shape="id8" draw:start-glue-point="1" draw:end-shape="id20" draw:end-glue-point="6" svg:d="M23859 12863h525v627h525" svg:viewBox="0 0 1051 628">
          <text:p/>
        </draw:connector>
        <draw:connector draw:style-name="gr19" draw:text-style-name="P4" draw:layer="layout" draw:line-skew="-1.37cm -2.337cm" svg:x1="21.853cm" svg:y1="13.698cm" svg:x2="25.182cm" svg:y2="14.677cm" draw:start-shape="id8" draw:start-glue-point="2" draw:end-shape="id21" draw:end-glue-point="4" svg:d="M21853 13698v745h2445v-268h884v502" svg:viewBox="0 0 3330 980">
          <text:p/>
        </draw:connector>
        <draw:connector draw:style-name="gr19" draw:text-style-name="P4" draw:layer="layout" svg:x1="19.842cm" svg:y1="14.749cm" svg:x2="21.853cm" svg:y2="13.698cm" draw:start-shape="id22" draw:start-glue-point="4" draw:end-shape="id8" draw:end-glue-point="2" svg:d="M19842 14749v-525h2011v-526" svg:viewBox="0 0 2012 1052">
          <text:p/>
        </draw:connector>
        <draw:connector draw:style-name="gr19" draw:text-style-name="P4" draw:layer="layout" svg:x1="22.367cm" svg:y1="14.701cm" svg:x2="21.853cm" svg:y2="13.698cm" draw:start-shape="id23" draw:start-glue-point="4" draw:end-shape="id8" draw:end-glue-point="2" svg:d="M22367 14701v-501h-514v-502" svg:viewBox="0 0 515 1004">
          <text:p/>
        </draw:connector>
        <draw:connector draw:style-name="gr19" draw:text-style-name="P4" draw:layer="layout" draw:line-skew="0cm 1.433cm -1.637cm" svg:x1="7.668cm" svg:y1="14.661cm" svg:x2="10.366cm" svg:y2="13.7cm" draw:start-shape="id24" draw:start-glue-point="4" draw:end-shape="id3" draw:end-glue-point="2" svg:d="M7668 14661v-501h-22v-8h2720v-452" svg:viewBox="0 0 2721 962">
          <text:p/>
        </draw:connector>
        <draw:connector draw:style-name="gr19" draw:text-style-name="P4" draw:layer="layout" svg:x1="10.366cm" svg:y1="13.7cm" svg:x2="9.89cm" svg:y2="14.652cm" draw:start-shape="id3" draw:start-glue-point="2" draw:end-shape="id25" draw:end-glue-point="4" svg:d="M10366 13700v475h-476v477" svg:viewBox="0 0 477 953">
          <text:p/>
        </draw:connector>
        <draw:connector draw:style-name="gr19" draw:text-style-name="P4" draw:layer="layout" svg:x1="10.366cm" svg:y1="13.7cm" svg:x2="12.147cm" svg:y2="14.724cm" draw:start-shape="id3" draw:start-glue-point="2" draw:end-shape="id26" draw:end-glue-point="0" svg:d="M10366 13700v512h1781v512" svg:viewBox="0 0 1782 102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solid" svg:stroke-color="#3465a4"/>
      <style:text-properties style:font-name="Times New Roman1" fo:font-family="'Times New Roman'" style:font-style-name="Regular" style:font-family-generic="roman" style:font-pitch="variable" fo:font-size="12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color="#2a6099" draw:marker-start="Arrow" draw:marker-start-width="0.2cm" draw:marker-end="Arrow" draw:marker-end-width="0.2cm" draw:show-unit="true"/>
      <style:text-properties style:font-name="Times New Roman1" fo:font-family="'Times New Roman'" style:font-style-name="Regular" style:font-family-generic="roman" style:font-pitch="variable" fo:font-size="12pt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1T12:20:43.617504938</meta:creation-date>
    <dc:date>2025-02-21T12:51:32.392871897</dc:date>
    <meta:editing-duration>PT9M12S</meta:editing-duration>
    <meta:editing-cycles>1</meta:editing-cycles>
    <meta:document-statistic meta:object-count="68"/>
    <meta:generator>LibreOffice/25.2.0.3$Linux_X86_64 LibreOffice_project/520$Build-3</meta:generator>
  </office:meta>
</office:document-meta>
</file>